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in" svg:height="3.5398in" svg:x="9.1752in" svg:y="0.3681in">
            <draw:object draw:notify-on-update-of-ranges="Sheet1.A1:Sheet1.A1 Sheet1.A2:Sheet1.A23 Sheet1.G1:Sheet1.G1 Sheet1.G2:Sheet1.G23 Sheet1.H2:Sheet1.H23 Sheet1.H2:Sheet1.H23 Sheet1.A2:Sheet1.A23 Sheet1.C1:Sheet1.C1 Sheet1.C2:Sheet1.C23 Sheet1.D2:Sheet1.D23 Sheet1.D2:Sheet1.D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1547in" svg:height="7.6043in" svg:x="0.0874in" svg:y="5.0945in">
            <draw:object draw:notify-on-update-of-ranges="Sheet1.A2:Sheet1.A23 Sheet1.E1:Sheet1.E1 Sheet1.E2:Sheet1.E23 Sheet1.F2:Sheet1.F23 Sheet1.F2:Sheet1.F23 Sheet1.A2:Sheet1.A23 Sheet1.I1:Sheet1.I1 Sheet1.I2:Sheet1.I23 Sheet1.J2:Sheet1.J23 Sheet1.J2:Sheet1.J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Default"/>
        <table:table-row table:style-name="ro1">
          <table:table-cell table:style-name="ce1" office:value-type="string">
            <text:p>Vin</text:p>
          </table:table-cell>
          <table:table-cell table:style-name="ce4" office:value-type="string">
            <text:p>Delta Vin</text:p>
          </table:table-cell>
          <table:table-cell table:style-name="ce1" office:value-type="string">
            <text:p>I dot</text:p>
          </table:table-cell>
          <table:table-cell table:style-name="ce4" office:value-type="string">
            <text:p>Delta I dot</text:p>
          </table:table-cell>
          <table:table-cell table:style-name="ce1" office:value-type="string">
            <text:p>Pot dot</text:p>
          </table:table-cell>
          <table:table-cell table:style-name="ce4" office:value-type="string">
            <text:p>Delta Pot dot</text:p>
          </table:table-cell>
          <table:table-cell table:style-name="ce1" office:value-type="string">
            <text:p>I bar</text:p>
          </table:table-cell>
          <table:table-cell table:style-name="ce4" office:value-type="string">
            <text:p>Delta I bar</text:p>
          </table:table-cell>
          <table:table-cell table:style-name="ce1" office:value-type="string">
            <text:p>Pot bar</text:p>
          </table:table-cell>
          <table:table-cell table:style-name="ce4" office:value-type="string">
            <text:p>Delta Pot bar</text:p>
          </table:table-cell>
          <table:table-cell office:value-type="string">
            <text:p>#Led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([.A2]*0.005+0.01)" office:value-type="float" office:value="0.012">
            <text:p>0.012</text:p>
          </table:table-cell>
          <table:table-cell office:value-type="float" office:value="10.2">
            <text:p>10.2</text:p>
          </table:table-cell>
          <table:table-cell table:formula="of:=([.C2]*0.012+0.1)" office:value-type="float" office:value="0.2224">
            <text:p>0.2224</text:p>
          </table:table-cell>
          <table:table-cell table:formula="of:=([.A2]*[.C2])" office:value-type="float" office:value="4.08">
            <text:p>4.08</text:p>
          </table:table-cell>
          <table:table-cell table:formula="of:=([.A2]*[.D2]+[.B2]*[.C2])" office:value-type="float" office:value="0.21136">
            <text:p>0.21136</text:p>
          </table:table-cell>
          <table:table-cell office:value-type="float" office:value="10.3">
            <text:p>10.3</text:p>
          </table:table-cell>
          <table:table-cell table:formula="of:=([.G2]*0.012+0.3)" office:value-type="float" office:value="0.4236">
            <text:p>0.4236</text:p>
          </table:table-cell>
          <table:table-cell table:formula="of:=([.A2]*[.G2])" office:value-type="float" office:value="4.12">
            <text:p>4.12</text:p>
          </table:table-cell>
          <table:table-cell table:formula="of:=([.A2]*[.H2]+[.B2]*[.G2])" office:value-type="float" office:value="0.29304">
            <text:p>0.29304</text:p>
          </table:table-cell>
          <table:table-cell/>
        </table:table-row>
        <table:table-row table:style-name="ro1">
          <table:table-cell office:value-type="float" office:value="1.29">
            <text:p>1.29</text:p>
          </table:table-cell>
          <table:table-cell table:formula="of:=([.A3]*0.005+0.01)" office:value-type="float" office:value="0.01645">
            <text:p>0.01645</text:p>
          </table:table-cell>
          <table:table-cell office:value-type="float" office:value="10.2">
            <text:p>10.2</text:p>
          </table:table-cell>
          <table:table-cell table:formula="of:=([.C3]*0.012+0.1)" office:value-type="float" office:value="0.2224">
            <text:p>0.2224</text:p>
          </table:table-cell>
          <table:table-cell table:formula="of:=([.A3]*[.C3])" office:value-type="float" office:value="13.158">
            <text:p>13.158</text:p>
          </table:table-cell>
          <table:table-cell table:formula="of:=([.A3]*[.D3]+[.B3]*[.C3])" office:value-type="float" office:value="0.454686">
            <text:p>0.454686</text:p>
          </table:table-cell>
          <table:table-cell office:value-type="float" office:value="10.3">
            <text:p>10.3</text:p>
          </table:table-cell>
          <table:table-cell table:formula="of:=([.G3]*0.012+0.3)" office:value-type="float" office:value="0.4236">
            <text:p>0.4236</text:p>
          </table:table-cell>
          <table:table-cell table:formula="of:=([.A3]*[.G3])" office:value-type="float" office:value="13.287">
            <text:p>13.287</text:p>
          </table:table-cell>
          <table:table-cell table:formula="of:=([.A3]*[.H3]+[.B3]*[.G3])" office:value-type="float" office:value="0.715879">
            <text:p>0.715879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table:formula="of:=([.A4]*0.005+0.01)" office:value-type="float" office:value="0.0225">
            <text:p>0.0225</text:p>
          </table:table-cell>
          <table:table-cell office:value-type="float" office:value="24.3">
            <text:p>24.3</text:p>
          </table:table-cell>
          <table:table-cell table:formula="of:=([.C4]*0.012+0.1)" office:value-type="float" office:value="0.3916">
            <text:p>0.3916</text:p>
          </table:table-cell>
          <table:table-cell table:formula="of:=([.A4]*[.C4])" office:value-type="float" office:value="60.75">
            <text:p>60.75</text:p>
          </table:table-cell>
          <table:table-cell table:formula="of:=([.A4]*[.D4]+[.B4]*[.C4])" office:value-type="float" office:value="1.52575">
            <text:p>1.52575</text:p>
          </table:table-cell>
          <table:table-cell office:value-type="float" office:value="24.5">
            <text:p>24.5</text:p>
          </table:table-cell>
          <table:table-cell table:formula="of:=([.G4]*0.012+0.3)" office:value-type="float" office:value="0.594">
            <text:p>0.594</text:p>
          </table:table-cell>
          <table:table-cell table:formula="of:=([.A4]*[.G4])" office:value-type="float" office:value="61.25">
            <text:p>61.25</text:p>
          </table:table-cell>
          <table:table-cell table:formula="of:=([.A4]*[.H4]+[.B4]*[.G4])" office:value-type="float" office:value="2.03625">
            <text:p>2.03625</text:p>
          </table:table-cell>
          <table:table-cell/>
        </table:table-row>
        <table:table-row table:style-name="ro1">
          <table:table-cell office:value-type="float" office:value="3.82">
            <text:p>3.82</text:p>
          </table:table-cell>
          <table:table-cell table:formula="of:=([.A5]*0.005+0.01)" office:value-type="float" office:value="0.0291">
            <text:p>0.0291</text:p>
          </table:table-cell>
          <table:table-cell office:value-type="float" office:value="24.4">
            <text:p>24.4</text:p>
          </table:table-cell>
          <table:table-cell table:formula="of:=([.C5]*0.012+0.1)" office:value-type="float" office:value="0.3928">
            <text:p>0.3928</text:p>
          </table:table-cell>
          <table:table-cell table:formula="of:=([.A5]*[.C5])" office:value-type="float" office:value="93.208">
            <text:p>93.208</text:p>
          </table:table-cell>
          <table:table-cell table:formula="of:=([.A5]*[.D5]+[.B5]*[.C5])" office:value-type="float" office:value="2.210536">
            <text:p>2.210536</text:p>
          </table:table-cell>
          <table:table-cell office:value-type="float" office:value="24.5">
            <text:p>24.5</text:p>
          </table:table-cell>
          <table:table-cell table:formula="of:=([.G5]*0.012+0.3)" office:value-type="float" office:value="0.594">
            <text:p>0.594</text:p>
          </table:table-cell>
          <table:table-cell table:formula="of:=([.A5]*[.G5])" office:value-type="float" office:value="93.59">
            <text:p>93.59</text:p>
          </table:table-cell>
          <table:table-cell table:formula="of:=([.A5]*[.H5]+[.B5]*[.G5])" office:value-type="float" office:value="2.98203">
            <text:p>2.98203</text:p>
          </table:table-cell>
          <table:table-cell/>
        </table:table-row>
        <table:table-row table:style-name="ro1">
          <table:table-cell office:value-type="float" office:value="5.08">
            <text:p>5.08</text:p>
          </table:table-cell>
          <table:table-cell table:formula="of:=([.A6]*0.005+0.01)" office:value-type="float" office:value="0.0354">
            <text:p>0.0354</text:p>
          </table:table-cell>
          <table:table-cell office:value-type="float" office:value="24.3">
            <text:p>24.3</text:p>
          </table:table-cell>
          <table:table-cell table:formula="of:=([.C6]*0.012+0.1)" office:value-type="float" office:value="0.3916">
            <text:p>0.3916</text:p>
          </table:table-cell>
          <table:table-cell table:formula="of:=([.A6]*[.C6])" office:value-type="float" office:value="123.444">
            <text:p>123.444</text:p>
          </table:table-cell>
          <table:table-cell table:formula="of:=([.A6]*[.D6]+[.B6]*[.C6])" office:value-type="float" office:value="2.849548">
            <text:p>2.849548</text:p>
          </table:table-cell>
          <table:table-cell office:value-type="float" office:value="38.5">
            <text:p>38.5</text:p>
          </table:table-cell>
          <table:table-cell table:formula="of:=([.G6]*0.012+0.3)" office:value-type="float" office:value="0.762">
            <text:p>0.762</text:p>
          </table:table-cell>
          <table:table-cell table:formula="of:=([.A6]*[.G6])" office:value-type="float" office:value="195.58">
            <text:p>195.58</text:p>
          </table:table-cell>
          <table:table-cell table:formula="of:=([.A6]*[.H6]+[.B6]*[.G6])" office:value-type="float" office:value="5.23386">
            <text:p>5.23386</text:p>
          </table:table-cell>
          <table:table-cell/>
        </table:table-row>
        <table:table-row table:style-name="ro1">
          <table:table-cell office:value-type="float" office:value="6.78">
            <text:p>6.78</text:p>
          </table:table-cell>
          <table:table-cell table:formula="of:=([.A7]*0.005+0.01)" office:value-type="float" office:value="0.0439">
            <text:p>0.0439</text:p>
          </table:table-cell>
          <table:table-cell office:value-type="float" office:value="24.3">
            <text:p>24.3</text:p>
          </table:table-cell>
          <table:table-cell table:formula="of:=([.C7]*0.012+0.1)" office:value-type="float" office:value="0.3916">
            <text:p>0.3916</text:p>
          </table:table-cell>
          <table:table-cell table:formula="of:=([.A7]*[.C7])" office:value-type="float" office:value="164.754">
            <text:p>164.754</text:p>
          </table:table-cell>
          <table:table-cell table:formula="of:=([.A7]*[.D7]+[.B7]*[.C7])" office:value-type="float" office:value="3.721818">
            <text:p>3.721818</text:p>
          </table:table-cell>
          <table:table-cell office:value-type="float" office:value="38.5">
            <text:p>38.5</text:p>
          </table:table-cell>
          <table:table-cell table:formula="of:=([.G7]*0.012+0.3)" office:value-type="float" office:value="0.762">
            <text:p>0.762</text:p>
          </table:table-cell>
          <table:table-cell table:formula="of:=([.A7]*[.G7])" office:value-type="float" office:value="261.03">
            <text:p>261.03</text:p>
          </table:table-cell>
          <table:table-cell table:formula="of:=([.A7]*[.H7]+[.B7]*[.G7])" office:value-type="float" office:value="6.85651">
            <text:p>6.85651</text:p>
          </table:table-cell>
          <table:table-cell/>
        </table:table-row>
        <table:table-row table:style-name="ro1">
          <table:table-cell office:value-type="float" office:value="7.5">
            <text:p>7.5</text:p>
          </table:table-cell>
          <table:table-cell table:formula="of:=([.A8]*0.005+0.01)" office:value-type="float" office:value="0.0475">
            <text:p>0.0475</text:p>
          </table:table-cell>
          <table:table-cell office:value-type="float" office:value="23.7">
            <text:p>23.7</text:p>
          </table:table-cell>
          <table:table-cell table:formula="of:=([.C8]*0.012+0.1)" office:value-type="float" office:value="0.3844">
            <text:p>0.3844</text:p>
          </table:table-cell>
          <table:table-cell table:formula="of:=([.A8]*[.C8])" office:value-type="float" office:value="177.75">
            <text:p>177.75</text:p>
          </table:table-cell>
          <table:table-cell table:formula="of:=([.A8]*[.D8]+[.B8]*[.C8])" office:value-type="float" office:value="4.00875">
            <text:p>4.00875</text:p>
          </table:table-cell>
          <table:table-cell office:value-type="float" office:value="51.8">
            <text:p>51.8</text:p>
          </table:table-cell>
          <table:table-cell table:formula="of:=([.G8]*0.012+0.3)" office:value-type="float" office:value="0.9216">
            <text:p>0.9216</text:p>
          </table:table-cell>
          <table:table-cell table:formula="of:=([.A8]*[.G8])" office:value-type="float" office:value="388.5">
            <text:p>388.5</text:p>
          </table:table-cell>
          <table:table-cell table:formula="of:=([.A8]*[.H8]+[.B8]*[.G8])" office:value-type="float" office:value="9.3725">
            <text:p>9.3725</text:p>
          </table:table-cell>
          <table:table-cell/>
        </table:table-row>
        <table:table-row table:style-name="ro1">
          <table:table-cell office:value-type="float" office:value="8.85">
            <text:p>8.85</text:p>
          </table:table-cell>
          <table:table-cell table:formula="of:=([.A9]*0.005+0.01)" office:value-type="float" office:value="0.05425">
            <text:p>0.05425</text:p>
          </table:table-cell>
          <table:table-cell office:value-type="float" office:value="23.8">
            <text:p>23.8</text:p>
          </table:table-cell>
          <table:table-cell table:formula="of:=([.C9]*0.012+0.1)" office:value-type="float" office:value="0.3856">
            <text:p>0.3856</text:p>
          </table:table-cell>
          <table:table-cell table:formula="of:=([.A9]*[.C9])" office:value-type="float" office:value="210.63">
            <text:p>210.63</text:p>
          </table:table-cell>
          <table:table-cell table:formula="of:=([.A9]*[.D9]+[.B9]*[.C9])" office:value-type="float" office:value="4.70371">
            <text:p>4.70371</text:p>
          </table:table-cell>
          <table:table-cell office:value-type="float" office:value="51.8">
            <text:p>51.8</text:p>
          </table:table-cell>
          <table:table-cell table:formula="of:=([.G9]*0.012+0.3)" office:value-type="float" office:value="0.9216">
            <text:p>0.9216</text:p>
          </table:table-cell>
          <table:table-cell table:formula="of:=([.A9]*[.G9])" office:value-type="float" office:value="458.43">
            <text:p>458.43</text:p>
          </table:table-cell>
          <table:table-cell table:formula="of:=([.A9]*[.H9]+[.B9]*[.G9])" office:value-type="float" office:value="10.96631">
            <text:p>10.96631</text:p>
          </table:table-cell>
          <table:table-cell/>
        </table:table-row>
        <table:table-row table:style-name="ro1">
          <table:table-cell office:value-type="float" office:value="10.61">
            <text:p>10.61</text:p>
          </table:table-cell>
          <table:table-cell table:formula="of:=([.A10]*0.005+0.01)" office:value-type="float" office:value="0.06305">
            <text:p>0.06305</text:p>
          </table:table-cell>
          <table:table-cell office:value-type="float" office:value="24.5">
            <text:p>24.5</text:p>
          </table:table-cell>
          <table:table-cell table:formula="of:=([.C10]*0.012+0.1)" office:value-type="float" office:value="0.394">
            <text:p>0.394</text:p>
          </table:table-cell>
          <table:table-cell table:formula="of:=([.A10]*[.C10])" office:value-type="float" office:value="259.945">
            <text:p>259.945</text:p>
          </table:table-cell>
          <table:table-cell table:formula="of:=([.A10]*[.D10]+[.B10]*[.C10])" office:value-type="float" office:value="5.725065">
            <text:p>5.725065</text:p>
          </table:table-cell>
          <table:table-cell office:value-type="float" office:value="65.7">
            <text:p>65.7</text:p>
          </table:table-cell>
          <table:table-cell table:formula="of:=([.G10]*0.012+0.3)" office:value-type="float" office:value="1.0884">
            <text:p>1.0884</text:p>
          </table:table-cell>
          <table:table-cell table:formula="of:=([.A10]*[.G10])" office:value-type="float" office:value="697.077">
            <text:p>697.077</text:p>
          </table:table-cell>
          <table:table-cell table:formula="of:=([.A10]*[.H10]+[.B10]*[.G10])" office:value-type="float" office:value="15.690309">
            <text:p>15.690309</text:p>
          </table:table-cell>
          <table:table-cell/>
        </table:table-row>
        <table:table-row table:style-name="ro1">
          <table:table-cell office:value-type="float" office:value="11.83">
            <text:p>11.83</text:p>
          </table:table-cell>
          <table:table-cell table:formula="of:=([.A11]*0.005+0.01)" office:value-type="float" office:value="0.06915">
            <text:p>0.06915</text:p>
          </table:table-cell>
          <table:table-cell office:value-type="float" office:value="24.4">
            <text:p>24.4</text:p>
          </table:table-cell>
          <table:table-cell table:formula="of:=([.C11]*0.012+0.1)" office:value-type="float" office:value="0.3928">
            <text:p>0.3928</text:p>
          </table:table-cell>
          <table:table-cell table:formula="of:=([.A11]*[.C11])" office:value-type="float" office:value="288.652">
            <text:p>288.652</text:p>
          </table:table-cell>
          <table:table-cell table:formula="of:=([.A11]*[.D11]+[.B11]*[.C11])" office:value-type="float" office:value="6.334084">
            <text:p>6.334084</text:p>
          </table:table-cell>
          <table:table-cell office:value-type="float" office:value="65.7">
            <text:p>65.7</text:p>
          </table:table-cell>
          <table:table-cell table:formula="of:=([.G11]*0.012+0.3)" office:value-type="float" office:value="1.0884">
            <text:p>1.0884</text:p>
          </table:table-cell>
          <table:table-cell table:formula="of:=([.A11]*[.G11])" office:value-type="float" office:value="777.231">
            <text:p>777.231</text:p>
          </table:table-cell>
          <table:table-cell table:formula="of:=([.A11]*[.H11]+[.B11]*[.G11])" office:value-type="float" office:value="17.418927">
            <text:p>17.418927</text:p>
          </table:table-cell>
          <table:table-cell/>
        </table:table-row>
        <table:table-row table:style-name="ro1">
          <table:table-cell office:value-type="float" office:value="12.64">
            <text:p>12.64</text:p>
          </table:table-cell>
          <table:table-cell table:formula="of:=([.A12]*0.005+0.01)" office:value-type="float" office:value="0.0732">
            <text:p>0.0732</text:p>
          </table:table-cell>
          <table:table-cell office:value-type="float" office:value="24.4">
            <text:p>24.4</text:p>
          </table:table-cell>
          <table:table-cell table:formula="of:=([.C12]*0.012+0.1)" office:value-type="float" office:value="0.3928">
            <text:p>0.3928</text:p>
          </table:table-cell>
          <table:table-cell table:formula="of:=([.A12]*[.C12])" office:value-type="float" office:value="308.416">
            <text:p>308.416</text:p>
          </table:table-cell>
          <table:table-cell table:formula="of:=([.A12]*[.D12]+[.B12]*[.C12])" office:value-type="float" office:value="6.751072">
            <text:p>6.751072</text:p>
          </table:table-cell>
          <table:table-cell office:value-type="float" office:value="79.6">
            <text:p>79.6</text:p>
          </table:table-cell>
          <table:table-cell table:formula="of:=([.G12]*0.012+0.3)" office:value-type="float" office:value="1.2552">
            <text:p>1.2552</text:p>
          </table:table-cell>
          <table:table-cell table:formula="of:=([.A12]*[.G12])" office:value-type="float" office:value="1006.144">
            <text:p>1006.144</text:p>
          </table:table-cell>
          <table:table-cell table:formula="of:=([.A12]*[.H12]+[.B12]*[.G12])" office:value-type="float" office:value="21.692448">
            <text:p>21.692448</text:p>
          </table:table-cell>
          <table:table-cell/>
        </table:table-row>
        <table:table-row table:style-name="ro1">
          <table:table-cell office:value-type="float" office:value="13.81">
            <text:p>13.81</text:p>
          </table:table-cell>
          <table:table-cell table:formula="of:=([.A13]*0.005+0.01)" office:value-type="float" office:value="0.07905">
            <text:p>0.07905</text:p>
          </table:table-cell>
          <table:table-cell office:value-type="float" office:value="24.4">
            <text:p>24.4</text:p>
          </table:table-cell>
          <table:table-cell table:formula="of:=([.C13]*0.012+0.1)" office:value-type="float" office:value="0.3928">
            <text:p>0.3928</text:p>
          </table:table-cell>
          <table:table-cell table:formula="of:=([.A13]*[.C13])" office:value-type="float" office:value="336.964">
            <text:p>336.964</text:p>
          </table:table-cell>
          <table:table-cell table:formula="of:=([.A13]*[.D13]+[.B13]*[.C13])" office:value-type="float" office:value="7.353388">
            <text:p>7.353388</text:p>
          </table:table-cell>
          <table:table-cell office:value-type="float" office:value="79.6">
            <text:p>79.6</text:p>
          </table:table-cell>
          <table:table-cell table:formula="of:=([.G13]*0.012+0.3)" office:value-type="float" office:value="1.2552">
            <text:p>1.2552</text:p>
          </table:table-cell>
          <table:table-cell table:formula="of:=([.A13]*[.G13])" office:value-type="float" office:value="1099.276">
            <text:p>1099.276</text:p>
          </table:table-cell>
          <table:table-cell table:formula="of:=([.A13]*[.H13]+[.B13]*[.G13])" office:value-type="float" office:value="23.626692">
            <text:p>23.626692</text:p>
          </table:table-cell>
          <table:table-cell/>
        </table:table-row>
        <table:table-row table:style-name="ro1">
          <table:table-cell office:value-type="float" office:value="15.08">
            <text:p>15.08</text:p>
          </table:table-cell>
          <table:table-cell table:formula="of:=([.A14]*0.005+0.01)" office:value-type="float" office:value="0.0854">
            <text:p>0.0854</text:p>
          </table:table-cell>
          <table:table-cell office:value-type="float" office:value="24.1">
            <text:p>24.1</text:p>
          </table:table-cell>
          <table:table-cell table:formula="of:=([.C14]*0.012+0.1)" office:value-type="float" office:value="0.3892">
            <text:p>0.3892</text:p>
          </table:table-cell>
          <table:table-cell table:formula="of:=([.A14]*[.C14])" office:value-type="float" office:value="363.428">
            <text:p>363.428</text:p>
          </table:table-cell>
          <table:table-cell table:formula="of:=([.A14]*[.D14]+[.B14]*[.C14])" office:value-type="float" office:value="7.927276">
            <text:p>7.927276</text:p>
          </table:table-cell>
          <table:table-cell office:value-type="float" office:value="93.4">
            <text:p>93.4</text:p>
          </table:table-cell>
          <table:table-cell table:formula="of:=([.G14]*0.012+0.3)" office:value-type="float" office:value="1.4208">
            <text:p>1.4208</text:p>
          </table:table-cell>
          <table:table-cell table:formula="of:=([.A14]*[.G14])" office:value-type="float" office:value="1408.472">
            <text:p>1408.472</text:p>
          </table:table-cell>
          <table:table-cell table:formula="of:=([.A14]*[.H14]+[.B14]*[.G14])" office:value-type="float" office:value="29.402024">
            <text:p>29.402024</text:p>
          </table:table-cell>
          <table:table-cell/>
        </table:table-row>
        <table:table-row table:style-name="ro1">
          <table:table-cell office:value-type="float" office:value="16.75">
            <text:p>16.75</text:p>
          </table:table-cell>
          <table:table-cell table:formula="of:=([.A15]*0.005+0.01)" office:value-type="float" office:value="0.09375">
            <text:p>0.09375</text:p>
          </table:table-cell>
          <table:table-cell office:value-type="float" office:value="24.1">
            <text:p>24.1</text:p>
          </table:table-cell>
          <table:table-cell table:formula="of:=([.C15]*0.012+0.1)" office:value-type="float" office:value="0.3892">
            <text:p>0.3892</text:p>
          </table:table-cell>
          <table:table-cell table:formula="of:=([.A15]*[.C15])" office:value-type="float" office:value="403.675">
            <text:p>403.675</text:p>
          </table:table-cell>
          <table:table-cell table:formula="of:=([.A15]*[.D15]+[.B15]*[.C15])" office:value-type="float" office:value="8.778475">
            <text:p>8.778475</text:p>
          </table:table-cell>
          <table:table-cell office:value-type="float" office:value="93.4">
            <text:p>93.4</text:p>
          </table:table-cell>
          <table:table-cell table:formula="of:=([.G15]*0.012+0.3)" office:value-type="float" office:value="1.4208">
            <text:p>1.4208</text:p>
          </table:table-cell>
          <table:table-cell table:formula="of:=([.A15]*[.G15])" office:value-type="float" office:value="1564.45">
            <text:p>1564.45</text:p>
          </table:table-cell>
          <table:table-cell table:formula="of:=([.A15]*[.H15]+[.B15]*[.G15])" office:value-type="float" office:value="32.55465">
            <text:p>32.55465</text:p>
          </table:table-cell>
          <table:table-cell/>
        </table:table-row>
        <table:table-row table:style-name="ro1">
          <table:table-cell office:value-type="float" office:value="17.63">
            <text:p>17.63</text:p>
          </table:table-cell>
          <table:table-cell table:formula="of:=([.A16]*0.005+0.01)" office:value-type="float" office:value="0.09815">
            <text:p>0.09815</text:p>
          </table:table-cell>
          <table:table-cell office:value-type="float" office:value="24">
            <text:p>24</text:p>
          </table:table-cell>
          <table:table-cell table:formula="of:=([.C16]*0.012+0.1)" office:value-type="float" office:value="0.388">
            <text:p>0.388</text:p>
          </table:table-cell>
          <table:table-cell table:formula="of:=([.A16]*[.C16])" office:value-type="float" office:value="423.12">
            <text:p>423.12</text:p>
          </table:table-cell>
          <table:table-cell table:formula="of:=([.A16]*[.D16]+[.B16]*[.C16])" office:value-type="float" office:value="9.19604">
            <text:p>9.19604</text:p>
          </table:table-cell>
          <table:table-cell office:value-type="float" office:value="107.3">
            <text:p>107.3</text:p>
          </table:table-cell>
          <table:table-cell table:formula="of:=([.G16]*0.012+0.3)" office:value-type="float" office:value="1.5876">
            <text:p>1.5876</text:p>
          </table:table-cell>
          <table:table-cell table:formula="of:=([.A16]*[.G16])" office:value-type="float" office:value="1891.699">
            <text:p>1891.699</text:p>
          </table:table-cell>
          <table:table-cell table:formula="of:=([.A16]*[.H16]+[.B16]*[.G16])" office:value-type="float" office:value="38.520883">
            <text:p>38.520883</text:p>
          </table:table-cell>
          <table:table-cell/>
        </table:table-row>
        <table:table-row table:style-name="ro1">
          <table:table-cell office:value-type="float" office:value="18.75">
            <text:p>18.75</text:p>
          </table:table-cell>
          <table:table-cell table:formula="of:=([.A17]*0.005+0.01)" office:value-type="float" office:value="0.10375">
            <text:p>0.10375</text:p>
          </table:table-cell>
          <table:table-cell office:value-type="float" office:value="24">
            <text:p>24</text:p>
          </table:table-cell>
          <table:table-cell table:formula="of:=([.C17]*0.012+0.1)" office:value-type="float" office:value="0.388">
            <text:p>0.388</text:p>
          </table:table-cell>
          <table:table-cell table:formula="of:=([.A17]*[.C17])" office:value-type="float" office:value="450">
            <text:p>450</text:p>
          </table:table-cell>
          <table:table-cell table:formula="of:=([.A17]*[.D17]+[.B17]*[.C17])" office:value-type="float" office:value="9.765">
            <text:p>9.765</text:p>
          </table:table-cell>
          <table:table-cell office:value-type="float" office:value="107.3">
            <text:p>107.3</text:p>
          </table:table-cell>
          <table:table-cell table:formula="of:=([.G17]*0.012+0.3)" office:value-type="float" office:value="1.5876">
            <text:p>1.5876</text:p>
          </table:table-cell>
          <table:table-cell table:formula="of:=([.A17]*[.G17])" office:value-type="float" office:value="2011.875">
            <text:p>2011.875</text:p>
          </table:table-cell>
          <table:table-cell table:formula="of:=([.A17]*[.H17]+[.B17]*[.G17])" office:value-type="float" office:value="40.899875">
            <text:p>40.89987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([.A18]*0.005+0.01)" office:value-type="float" office:value="0.11">
            <text:p>0.11</text:p>
          </table:table-cell>
          <table:table-cell office:value-type="float" office:value="23.7">
            <text:p>23.7</text:p>
          </table:table-cell>
          <table:table-cell table:formula="of:=([.C18]*0.012+0.1)" office:value-type="float" office:value="0.3844">
            <text:p>0.3844</text:p>
          </table:table-cell>
          <table:table-cell table:formula="of:=([.A18]*[.C18])" office:value-type="float" office:value="474">
            <text:p>474</text:p>
          </table:table-cell>
          <table:table-cell table:formula="of:=([.A18]*[.D18]+[.B18]*[.C18])" office:value-type="float" office:value="10.295">
            <text:p>10.295</text:p>
          </table:table-cell>
          <table:table-cell office:value-type="float" office:value="120.4">
            <text:p>120.4</text:p>
          </table:table-cell>
          <table:table-cell table:formula="of:=([.G18]*0.012+0.3)" office:value-type="float" office:value="1.7448">
            <text:p>1.7448</text:p>
          </table:table-cell>
          <table:table-cell table:formula="of:=([.A18]*[.G18])" office:value-type="float" office:value="2408">
            <text:p>2408</text:p>
          </table:table-cell>
          <table:table-cell table:formula="of:=([.A18]*[.H18]+[.B18]*[.G18])" office:value-type="float" office:value="48.14">
            <text:p>48.14</text:p>
          </table:table-cell>
          <table:table-cell/>
        </table:table-row>
        <table:table-row table:style-name="ro1">
          <table:table-cell office:value-type="float" office:value="21.3">
            <text:p>21.3</text:p>
          </table:table-cell>
          <table:table-cell table:formula="of:=([.A19]*0.005+0.01)" office:value-type="float" office:value="0.1165">
            <text:p>0.1165</text:p>
          </table:table-cell>
          <table:table-cell office:value-type="float" office:value="23.7">
            <text:p>23.7</text:p>
          </table:table-cell>
          <table:table-cell table:formula="of:=([.C19]*0.012+0.1)" office:value-type="float" office:value="0.3844">
            <text:p>0.3844</text:p>
          </table:table-cell>
          <table:table-cell table:formula="of:=([.A19]*[.C19])" office:value-type="float" office:value="504.81">
            <text:p>504.81</text:p>
          </table:table-cell>
          <table:table-cell table:formula="of:=([.A19]*[.D19]+[.B19]*[.C19])" office:value-type="float" office:value="10.94877">
            <text:p>10.94877</text:p>
          </table:table-cell>
          <table:table-cell office:value-type="float" office:value="120.5">
            <text:p>120.5</text:p>
          </table:table-cell>
          <table:table-cell table:formula="of:=([.G19]*0.012+0.3)" office:value-type="float" office:value="1.746">
            <text:p>1.746</text:p>
          </table:table-cell>
          <table:table-cell table:formula="of:=([.A19]*[.G19])" office:value-type="float" office:value="2566.65">
            <text:p>2566.65</text:p>
          </table:table-cell>
          <table:table-cell table:formula="of:=([.A19]*[.H19]+[.B19]*[.G19])" office:value-type="float" office:value="51.22805">
            <text:p>51.22805</text:p>
          </table:table-cell>
          <table:table-cell/>
        </table:table-row>
        <table:table-row table:style-name="ro1">
          <table:table-cell office:value-type="float" office:value="22.5">
            <text:p>22.5</text:p>
          </table:table-cell>
          <table:table-cell table:formula="of:=([.A20]*0.005+0.01)" office:value-type="float" office:value="0.1225">
            <text:p>0.1225</text:p>
          </table:table-cell>
          <table:table-cell office:value-type="float" office:value="23.9">
            <text:p>23.9</text:p>
          </table:table-cell>
          <table:table-cell table:formula="of:=([.C20]*0.012+0.1)" office:value-type="float" office:value="0.3868">
            <text:p>0.3868</text:p>
          </table:table-cell>
          <table:table-cell table:formula="of:=([.A20]*[.C20])" office:value-type="float" office:value="537.75">
            <text:p>537.75</text:p>
          </table:table-cell>
          <table:table-cell table:formula="of:=([.A20]*[.D20]+[.B20]*[.C20])" office:value-type="float" office:value="11.63075">
            <text:p>11.63075</text:p>
          </table:table-cell>
          <table:table-cell office:value-type="float" office:value="133">
            <text:p>133</text:p>
          </table:table-cell>
          <table:table-cell table:formula="of:=([.G20]*0.012+0.3)" office:value-type="float" office:value="1.896">
            <text:p>1.896</text:p>
          </table:table-cell>
          <table:table-cell table:formula="of:=([.A20]*[.G20])" office:value-type="float" office:value="2992.5">
            <text:p>2992.5</text:p>
          </table:table-cell>
          <table:table-cell table:formula="of:=([.A20]*[.H20]+[.B20]*[.G20])" office:value-type="float" office:value="58.9525">
            <text:p>58.9525</text:p>
          </table:table-cell>
          <table:table-cell/>
        </table:table-row>
        <table:table-row table:style-name="ro1">
          <table:table-cell office:value-type="float" office:value="23.7">
            <text:p>23.7</text:p>
          </table:table-cell>
          <table:table-cell table:formula="of:=([.A21]*0.005+0.01)" office:value-type="float" office:value="0.1285">
            <text:p>0.1285</text:p>
          </table:table-cell>
          <table:table-cell office:value-type="float" office:value="23.9">
            <text:p>23.9</text:p>
          </table:table-cell>
          <table:table-cell table:formula="of:=([.C21]*0.012+0.1)" office:value-type="float" office:value="0.3868">
            <text:p>0.3868</text:p>
          </table:table-cell>
          <table:table-cell table:formula="of:=([.A21]*[.C21])" office:value-type="float" office:value="566.43">
            <text:p>566.43</text:p>
          </table:table-cell>
          <table:table-cell table:formula="of:=([.A21]*[.D21]+[.B21]*[.C21])" office:value-type="float" office:value="12.23831">
            <text:p>12.23831</text:p>
          </table:table-cell>
          <table:table-cell office:value-type="float" office:value="133.1">
            <text:p>133.1</text:p>
          </table:table-cell>
          <table:table-cell table:formula="of:=([.G21]*0.012+0.3)" office:value-type="float" office:value="1.8972">
            <text:p>1.8972</text:p>
          </table:table-cell>
          <table:table-cell table:formula="of:=([.A21]*[.G21])" office:value-type="float" office:value="3154.47">
            <text:p>3154.47</text:p>
          </table:table-cell>
          <table:table-cell table:formula="of:=([.A21]*[.H21]+[.B21]*[.G21])" office:value-type="float" office:value="62.06699">
            <text:p>62.0669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([.A22]*0.005+0.01)" office:value-type="float" office:value="0.135">
            <text:p>0.135</text:p>
          </table:table-cell>
          <table:table-cell office:value-type="float" office:value="24">
            <text:p>24</text:p>
          </table:table-cell>
          <table:table-cell table:formula="of:=([.C22]*0.012+0.1)" office:value-type="float" office:value="0.388">
            <text:p>0.388</text:p>
          </table:table-cell>
          <table:table-cell table:formula="of:=([.A22]*[.C22])" office:value-type="float" office:value="600">
            <text:p>600</text:p>
          </table:table-cell>
          <table:table-cell table:formula="of:=([.A22]*[.D22]+[.B22]*[.C22])" office:value-type="float" office:value="12.94">
            <text:p>12.94</text:p>
          </table:table-cell>
          <table:table-cell office:value-type="float" office:value="145">
            <text:p>145</text:p>
          </table:table-cell>
          <table:table-cell table:formula="of:=([.G22]*0.012+0.3)" office:value-type="float" office:value="2.04">
            <text:p>2.04</text:p>
          </table:table-cell>
          <table:table-cell table:formula="of:=([.A22]*[.G22])" office:value-type="float" office:value="3625">
            <text:p>3625</text:p>
          </table:table-cell>
          <table:table-cell table:formula="of:=([.A22]*[.H22]+[.B22]*[.G22])" office:value-type="float" office:value="70.575">
            <text:p>70.575</text:p>
          </table:table-cell>
          <table:table-cell/>
        </table:table-row>
        <table:table-row table:style-name="ro1">
          <table:table-cell table:style-name="ce3" office:value-type="float" office:value="26.4">
            <text:p>26.4</text:p>
          </table:table-cell>
          <table:table-cell table:style-name="ce6" table:formula="of:=([.A23]*0.005+0.01)" office:value-type="float" office:value="0.142">
            <text:p>0.142</text:p>
          </table:table-cell>
          <table:table-cell table:style-name="ce3" office:value-type="float" office:value="24">
            <text:p>24</text:p>
          </table:table-cell>
          <table:table-cell table:style-name="ce6" table:formula="of:=([.C23]*0.012+0.1)" office:value-type="float" office:value="0.388">
            <text:p>0.388</text:p>
          </table:table-cell>
          <table:table-cell table:style-name="ce3" table:formula="of:=([.A23]*[.C23])" office:value-type="float" office:value="633.6">
            <text:p>633.6</text:p>
          </table:table-cell>
          <table:table-cell table:formula="of:=([.A23]*[.D23]+[.B23]*[.C23])" office:value-type="float" office:value="13.6512">
            <text:p>13.6512</text:p>
          </table:table-cell>
          <table:table-cell table:style-name="ce3" office:value-type="float" office:value="145.2">
            <text:p>145.2</text:p>
          </table:table-cell>
          <table:table-cell table:style-name="ce6" table:formula="of:=([.G23]*0.012+0.3)" office:value-type="float" office:value="2.0424">
            <text:p>2.0424</text:p>
          </table:table-cell>
          <table:table-cell table:style-name="ce3" table:formula="of:=([.A23]*[.G23])" office:value-type="float" office:value="3833.28">
            <text:p>3833.28</text:p>
          </table:table-cell>
          <table:table-cell table:formula="of:=([.A23]*[.H23]+[.B23]*[.G23])" office:value-type="float" office:value="74.53776">
            <text:p>74.53776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>
            <text:p>DC V 0.5%+1</text:p>
          </table:table-cell>
          <table:table-cell table:style-name="Default" office:value-type="string">
            <text:p>2 y 2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>
            <text:p>DC I 1.2%+1</text:p>
          </table:table-cell>
          <table:table-cell table:style-name="Default" office:value-type="string">
            <text:p>200mA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>
            <text:p>Delta P = I * Delta V + V * Delta I</text:p>
          </table:table-cell>
          <table:table-cell table:style-name="Default" table:number-columns-repeated="9"/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o </meta:initial-creator>
    <meta:creation-date>2014-11-11T01:11:45</meta:creation-date>
    <dc:date>2014-11-13T22:27:42</dc:date>
    <dc:creator>neo </dc:creator>
    <meta:editing-duration>PT18M7S</meta:editing-duration>
    <meta:editing-cycles>5</meta:editing-cycles>
    <meta:generator>LibreOffice/3.5$Linux_X86_64 LibreOffice_project/350m1$Build-2</meta:generator>
    <meta:document-statistic meta:table-count="3" meta:cell-count="2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interval-major="2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H2:Sheet1.H23" chart:error-lower-range="Sheet1.H2:Sheet1.H2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.D2:Sheet1.D23" chart:error-lower-range="Sheet1.D2:Sheet1.D23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column-mapping="0 1" chart:style-name="ch1">
        <chart:title svg:x="5.933cm" svg:y="0.315cm" chart:style-name="ch2">
          <text:p>Corriente vs Tensión</text:p>
        </chart:title>
        <chart:legend chart:legend-position="end" svg:x="13.998cm" svg:y="3.948cm" style:legend-expansion="high" chart:style-name="ch3"/>
        <chart:plot-area chart:style-name="ch4" table:cell-range-address="Sheet1.A1:Sheet1.A23 Sheet1.G1:Sheet1.G23 Sheet1.C1:Sheet1.C23" chart:data-source-has-labels="row" svg:x="1.331cm" svg:y="1.631cm" svg:width="12.027cm" svg:height="6.201cm">
          <chartooo:coordinate-region svg:x="2.138cm" svg:y="1.83cm" svg:width="11.033cm" svg:height="5.355cm"/>
          <chart:axis chart:dimension="x" chart:name="primary-x" chart:style-name="ch5">
            <chart:title svg:x="6.48cm" svg:y="8.011cm" chart:style-name="ch6">
              <text:p>Tensión [V]</text:p>
            </chart:title>
          </chart:axis>
          <chart:axis chart:dimension="y" chart:name="primary-y" chart:style-name="ch7">
            <chart:title svg:x="0.451cm" svg:y="5.82cm" chart:style-name="ch8">
              <text:p>Corriente [mA]</text:p>
            </chart:title>
            <chart:grid chart:style-name="ch9" chart:class="major"/>
          </chart:axis>
          <chart:series chart:style-name="ch10" chart:values-cell-range-address="Sheet1.G2:Sheet1.G23" chart:label-cell-address="Sheet1.G1:Sheet1.G1" chart:class="chart:scatter">
            <chart:domain table:cell-range-address="Sheet1.A2:Sheet1.A23"/>
            <chart:error-indicator chart:style-name="ch11" chart:dimension="y"/>
            <chart:data-point chart:repeated="22"/>
          </chart:series>
          <chart:series chart:style-name="ch12" chart:values-cell-range-address="Sheet1.C2:Sheet1.C23" chart:label-cell-address="Sheet1.C1:Sheet1.C1" chart:class="chart:scatter">
            <chart:error-indicator chart:style-name="ch11" chart:dimension="y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bar</text:p>
                <draw:g>
                  <svg:desc>Sheet1.G1:Sheet1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I dot</text:p>
                <draw:g>
                  <svg:desc>Sheet1.C1:Sheet1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A2:Sheet1.A23</svg:desc>
                </draw:g>
              </table:table-cell>
              <table:table-cell office:value-type="float" office:value="10.3">
                <text:p>10.3</text:p>
                <draw:g>
                  <svg:desc>Sheet1.G2:Sheet1.G23</svg:desc>
                </draw:g>
              </table:table-cell>
              <table:table-cell office:value-type="float" office:value="0.4236">
                <text:p>0.4236</text:p>
                <draw:g>
                  <svg:desc>Sheet1.H2:Sheet1.H23</svg:desc>
                </draw:g>
              </table:table-cell>
              <table:table-cell office:value-type="float" office:value="0.4236">
                <text:p>0.4236</text:p>
                <draw:g>
                  <svg:desc>Sheet1.H2:Sheet1.H23</svg:desc>
                </draw:g>
              </table:table-cell>
              <table:table-cell office:value-type="float" office:value="10.2">
                <text:p>10.2</text:p>
                <draw:g>
                  <svg:desc>Sheet1.C2:Sheet1.C23</svg:desc>
                </draw:g>
              </table:table-cell>
              <table:table-cell office:value-type="float" office:value="0.2224">
                <text:p>0.2224</text:p>
                <draw:g>
                  <svg:desc>Sheet1.D2:Sheet1.D23</svg:desc>
                </draw:g>
              </table:table-cell>
              <table:table-cell office:value-type="float" office:value="0.2224">
                <text:p>0.2224</text:p>
                <draw:g>
                  <svg:desc>Sheet1.D2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">
                <text:p>1.29</text:p>
              </table:table-cell>
              <table:table-cell office:value-type="float" office:value="10.3">
                <text:p>10.3</text:p>
              </table:table-cell>
              <table:table-cell office:value-type="float" office:value="0.4236">
                <text:p>0.4236</text:p>
              </table:table-cell>
              <table:table-cell office:value-type="float" office:value="0.4236">
                <text:p>0.4236</text:p>
              </table:table-cell>
              <table:table-cell office:value-type="float" office:value="10.2">
                <text:p>10.2</text:p>
              </table:table-cell>
              <table:table-cell office:value-type="float" office:value="0.2224">
                <text:p>0.2224</text:p>
              </table:table-cell>
              <table:table-cell office:value-type="float" office:value="0.2224">
                <text:p>0.2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4.5">
                <text:p>24.5</text:p>
              </table:table-cell>
              <table:table-cell office:value-type="float" office:value="0.594">
                <text:p>0.594</text:p>
              </table:table-cell>
              <table:table-cell office:value-type="float" office:value="0.594">
                <text:p>0.594</text:p>
              </table:table-cell>
              <table:table-cell office:value-type="float" office:value="24.3">
                <text:p>24.3</text:p>
              </table:table-cell>
              <table:table-cell office:value-type="float" office:value="0.3916">
                <text:p>0.391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2">
                <text:p>3.82</text:p>
              </table:table-cell>
              <table:table-cell office:value-type="float" office:value="24.5">
                <text:p>24.5</text:p>
              </table:table-cell>
              <table:table-cell office:value-type="float" office:value="0.594">
                <text:p>0.594</text:p>
              </table:table-cell>
              <table:table-cell office:value-type="float" office:value="0.594">
                <text:p>0.594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8">
                <text:p>5.08</text:p>
              </table:table-cell>
              <table:table-cell office:value-type="float" office:value="38.5">
                <text:p>38.5</text:p>
              </table:table-cell>
              <table:table-cell office:value-type="float" office:value="0.762">
                <text:p>0.762</text:p>
              </table:table-cell>
              <table:table-cell office:value-type="float" office:value="0.762">
                <text:p>0.762</text:p>
              </table:table-cell>
              <table:table-cell office:value-type="float" office:value="24.3">
                <text:p>24.3</text:p>
              </table:table-cell>
              <table:table-cell office:value-type="float" office:value="0.3916">
                <text:p>0.391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8">
                <text:p>6.78</text:p>
              </table:table-cell>
              <table:table-cell office:value-type="float" office:value="38.5">
                <text:p>38.5</text:p>
              </table:table-cell>
              <table:table-cell office:value-type="float" office:value="0.762">
                <text:p>0.762</text:p>
              </table:table-cell>
              <table:table-cell office:value-type="float" office:value="0.762">
                <text:p>0.762</text:p>
              </table:table-cell>
              <table:table-cell office:value-type="float" office:value="24.3">
                <text:p>24.3</text:p>
              </table:table-cell>
              <table:table-cell office:value-type="float" office:value="0.3916">
                <text:p>0.391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51.8">
                <text:p>51.8</text:p>
              </table:table-cell>
              <table:table-cell office:value-type="float" office:value="0.9216">
                <text:p>0.9216</text:p>
              </table:table-cell>
              <table:table-cell office:value-type="float" office:value="0.9216">
                <text:p>0.9216</text:p>
              </table:table-cell>
              <table:table-cell office:value-type="float" office:value="23.7">
                <text:p>23.7</text:p>
              </table:table-cell>
              <table:table-cell office:value-type="float" office:value="0.3844">
                <text:p>0.3844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5">
                <text:p>8.85</text:p>
              </table:table-cell>
              <table:table-cell office:value-type="float" office:value="51.8">
                <text:p>51.8</text:p>
              </table:table-cell>
              <table:table-cell office:value-type="float" office:value="0.9216">
                <text:p>0.9216</text:p>
              </table:table-cell>
              <table:table-cell office:value-type="float" office:value="0.9216">
                <text:p>0.9216</text:p>
              </table:table-cell>
              <table:table-cell office:value-type="float" office:value="23.8">
                <text:p>23.8</text:p>
              </table:table-cell>
              <table:table-cell office:value-type="float" office:value="0.3856">
                <text:p>0.3856</text:p>
              </table:table-cell>
              <table:table-cell office:value-type="float" office:value="0.3856">
                <text:p>0.3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1">
                <text:p>10.61</text:p>
              </table:table-cell>
              <table:table-cell office:value-type="float" office:value="65.7">
                <text:p>65.7</text:p>
              </table:table-cell>
              <table:table-cell office:value-type="float" office:value="1.0884">
                <text:p>1.0884</text:p>
              </table:table-cell>
              <table:table-cell office:value-type="float" office:value="1.0884">
                <text:p>1.0884</text:p>
              </table:table-cell>
              <table:table-cell office:value-type="float" office:value="24.5">
                <text:p>24.5</text:p>
              </table:table-cell>
              <table:table-cell office:value-type="float" office:value="0.394">
                <text:p>0.394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3">
                <text:p>11.83</text:p>
              </table:table-cell>
              <table:table-cell office:value-type="float" office:value="65.7">
                <text:p>65.7</text:p>
              </table:table-cell>
              <table:table-cell office:value-type="float" office:value="1.0884">
                <text:p>1.0884</text:p>
              </table:table-cell>
              <table:table-cell office:value-type="float" office:value="1.0884">
                <text:p>1.0884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4">
                <text:p>12.64</text:p>
              </table:table-cell>
              <table:table-cell office:value-type="float" office:value="79.6">
                <text:p>79.6</text:p>
              </table:table-cell>
              <table:table-cell office:value-type="float" office:value="1.2552">
                <text:p>1.2552</text:p>
              </table:table-cell>
              <table:table-cell office:value-type="float" office:value="1.2552">
                <text:p>1.2552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1">
                <text:p>13.81</text:p>
              </table:table-cell>
              <table:table-cell office:value-type="float" office:value="79.6">
                <text:p>79.6</text:p>
              </table:table-cell>
              <table:table-cell office:value-type="float" office:value="1.2552">
                <text:p>1.2552</text:p>
              </table:table-cell>
              <table:table-cell office:value-type="float" office:value="1.2552">
                <text:p>1.2552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8">
                <text:p>15.08</text:p>
              </table:table-cell>
              <table:table-cell office:value-type="float" office:value="93.4">
                <text:p>93.4</text:p>
              </table:table-cell>
              <table:table-cell office:value-type="float" office:value="1.4208">
                <text:p>1.4208</text:p>
              </table:table-cell>
              <table:table-cell office:value-type="float" office:value="1.4208">
                <text:p>1.4208</text:p>
              </table:table-cell>
              <table:table-cell office:value-type="float" office:value="24.1">
                <text:p>24.1</text:p>
              </table:table-cell>
              <table:table-cell office:value-type="float" office:value="0.3892">
                <text:p>0.3892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75">
                <text:p>16.75</text:p>
              </table:table-cell>
              <table:table-cell office:value-type="float" office:value="93.4">
                <text:p>93.4</text:p>
              </table:table-cell>
              <table:table-cell office:value-type="float" office:value="1.4208">
                <text:p>1.4208</text:p>
              </table:table-cell>
              <table:table-cell office:value-type="float" office:value="1.4208">
                <text:p>1.4208</text:p>
              </table:table-cell>
              <table:table-cell office:value-type="float" office:value="24.1">
                <text:p>24.1</text:p>
              </table:table-cell>
              <table:table-cell office:value-type="float" office:value="0.3892">
                <text:p>0.3892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3">
                <text:p>17.63</text:p>
              </table:table-cell>
              <table:table-cell office:value-type="float" office:value="107.3">
                <text:p>107.3</text:p>
              </table:table-cell>
              <table:table-cell office:value-type="float" office:value="1.5876">
                <text:p>1.5876</text:p>
              </table:table-cell>
              <table:table-cell office:value-type="float" office:value="1.5876">
                <text:p>1.5876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75">
                <text:p>18.75</text:p>
              </table:table-cell>
              <table:table-cell office:value-type="float" office:value="107.3">
                <text:p>107.3</text:p>
              </table:table-cell>
              <table:table-cell office:value-type="float" office:value="1.5876">
                <text:p>1.5876</text:p>
              </table:table-cell>
              <table:table-cell office:value-type="float" office:value="1.5876">
                <text:p>1.5876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20.4">
                <text:p>120.4</text:p>
              </table:table-cell>
              <table:table-cell office:value-type="float" office:value="1.7448">
                <text:p>1.7448</text:p>
              </table:table-cell>
              <table:table-cell office:value-type="float" office:value="1.7448">
                <text:p>1.7448</text:p>
              </table:table-cell>
              <table:table-cell office:value-type="float" office:value="23.7">
                <text:p>23.7</text:p>
              </table:table-cell>
              <table:table-cell office:value-type="float" office:value="0.3844">
                <text:p>0.3844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">
                <text:p>21.3</text:p>
              </table:table-cell>
              <table:table-cell office:value-type="float" office:value="120.5">
                <text:p>120.5</text:p>
              </table:table-cell>
              <table:table-cell office:value-type="float" office:value="1.746">
                <text:p>1.746</text:p>
              </table:table-cell>
              <table:table-cell office:value-type="float" office:value="1.746">
                <text:p>1.746</text:p>
              </table:table-cell>
              <table:table-cell office:value-type="float" office:value="23.7">
                <text:p>23.7</text:p>
              </table:table-cell>
              <table:table-cell office:value-type="float" office:value="0.3844">
                <text:p>0.3844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5">
                <text:p>22.5</text:p>
              </table:table-cell>
              <table:table-cell office:value-type="float" office:value="133">
                <text:p>133</text:p>
              </table:table-cell>
              <table:table-cell office:value-type="float" office:value="1.896">
                <text:p>1.896</text:p>
              </table:table-cell>
              <table:table-cell office:value-type="float" office:value="1.896">
                <text:p>1.896</text:p>
              </table:table-cell>
              <table:table-cell office:value-type="float" office:value="23.9">
                <text:p>23.9</text:p>
              </table:table-cell>
              <table:table-cell office:value-type="float" office:value="0.3868">
                <text:p>0.3868</text:p>
              </table:table-cell>
              <table:table-cell office:value-type="float" office:value="0.3868">
                <text:p>0.3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7">
                <text:p>23.7</text:p>
              </table:table-cell>
              <table:table-cell office:value-type="float" office:value="133.1">
                <text:p>133.1</text:p>
              </table:table-cell>
              <table:table-cell office:value-type="float" office:value="1.8972">
                <text:p>1.8972</text:p>
              </table:table-cell>
              <table:table-cell office:value-type="float" office:value="1.8972">
                <text:p>1.8972</text:p>
              </table:table-cell>
              <table:table-cell office:value-type="float" office:value="23.9">
                <text:p>23.9</text:p>
              </table:table-cell>
              <table:table-cell office:value-type="float" office:value="0.3868">
                <text:p>0.3868</text:p>
              </table:table-cell>
              <table:table-cell office:value-type="float" office:value="0.3868">
                <text:p>0.3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45">
                <text:p>145</text:p>
              </table:table-cell>
              <table:table-cell office:value-type="float" office:value="2.04">
                <text:p>2.04</text:p>
              </table:table-cell>
              <table:table-cell office:value-type="float" office:value="2.04">
                <text:p>2.04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4">
                <text:p>26.4</text:p>
              </table:table-cell>
              <table:table-cell office:value-type="float" office:value="145.2">
                <text:p>145.2</text:p>
              </table:table-cell>
              <table:table-cell office:value-type="float" office:value="2.0424">
                <text:p>2.0424</text:p>
              </table:table-cell>
              <table:table-cell office:value-type="float" office:value="2.0424">
                <text:p>2.0424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F2:Sheet1.F23" chart:error-lower-range="Sheet1.F2:Sheet1.F2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</style:style>
    <style:style style:name="ch12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.J2:Sheet1.J23" chart:error-lower-range="Sheet1.J2:Sheet1.J23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14cm" svg:height="19.316cm" xlink:href=".." xlink:type="simple" chart:class="chart:scatter" chart:style-name="ch1">
        <chart:title svg:x="8.342cm" svg:y="0.522cm" chart:style-name="ch2">
          <text:p>Potencia vs Tensión</text:p>
        </chart:title>
        <chart:legend chart:legend-position="end" svg:x="18.259cm" svg:y="9.11cm" style:legend-expansion="high" chart:style-name="ch3"/>
        <chart:plot-area chart:style-name="ch4" table:cell-range-address="Sheet1.A2:Sheet1.A23 Sheet1.E1:Sheet1.E23 Sheet1.I1:Sheet1.I23" chart:data-source-has-labels="row" svg:x="1.425cm" svg:y="2.459cm" svg:width="16.006cm" svg:height="15.49cm">
          <chartooo:coordinate-region svg:x="2.417cm" svg:y="2.659cm" svg:width="14.827cm" svg:height="14.643cm"/>
          <chart:axis chart:dimension="x" chart:name="primary-x" chart:style-name="ch5">
            <chart:title svg:x="8.564cm" svg:y="18.335cm" chart:style-name="ch6">
              <text:p>Tensión [V]</text:p>
            </chart:title>
          </chart:axis>
          <chart:axis chart:dimension="y" chart:name="primary-y" chart:style-name="ch5">
            <chart:title svg:x="0.451cm" svg:y="11.306cm" chart:style-name="ch7">
              <text:p>Potencia [mW]</text:p>
            </chart:title>
            <chart:grid chart:style-name="ch8" chart:class="major"/>
          </chart:axis>
          <chart:series chart:style-name="ch9" chart:values-cell-range-address="Sheet1.E2:Sheet1.E23" chart:label-cell-address="Sheet1.E1:Sheet1.E1" chart:class="chart:scatter">
            <chart:domain table:cell-range-address="Sheet1.A2:Sheet1.A23"/>
            <chart:error-indicator chart:style-name="ch10" chart:dimension="y"/>
            <chart:data-point chart:repeated="3"/>
            <chart:data-point chart:style-name="ch11"/>
            <chart:data-point chart:repeated="18"/>
          </chart:series>
          <chart:series chart:style-name="ch12" chart:values-cell-range-address="Sheet1.I2:Sheet1.I23" chart:label-cell-address="Sheet1.I1:Sheet1.I1" chart:class="chart:scatter">
            <chart:error-indicator chart:style-name="ch10" chart:dimension="y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t dot</text:p>
                <draw:g>
                  <svg:desc>Sheet1.E1:Sheet1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ot bar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A2:Sheet1.A23</svg:desc>
                </draw:g>
              </table:table-cell>
              <table:table-cell office:value-type="float" office:value="4.08">
                <text:p>4.08</text:p>
                <draw:g>
                  <svg:desc>Sheet1.E2:Sheet1.E23</svg:desc>
                </draw:g>
              </table:table-cell>
              <table:table-cell office:value-type="float" office:value="0.21136">
                <text:p>0.21136</text:p>
                <draw:g>
                  <svg:desc>Sheet1.F2:Sheet1.F23</svg:desc>
                </draw:g>
              </table:table-cell>
              <table:table-cell office:value-type="float" office:value="0.21136">
                <text:p>0.21136</text:p>
                <draw:g>
                  <svg:desc>Sheet1.F2:Sheet1.F23</svg:desc>
                </draw:g>
              </table:table-cell>
              <table:table-cell office:value-type="float" office:value="4.12">
                <text:p>4.12</text:p>
                <draw:g>
                  <svg:desc>Sheet1.I2:Sheet1.I23</svg:desc>
                </draw:g>
              </table:table-cell>
              <table:table-cell office:value-type="float" office:value="0.29304">
                <text:p>0.29304</text:p>
                <draw:g>
                  <svg:desc>Sheet1.J2:Sheet1.J23</svg:desc>
                </draw:g>
              </table:table-cell>
              <table:table-cell office:value-type="float" office:value="0.29304">
                <text:p>0.29304</text:p>
                <draw:g>
                  <svg:desc>Sheet1.J2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">
                <text:p>1.29</text:p>
              </table:table-cell>
              <table:table-cell office:value-type="float" office:value="13.158">
                <text:p>13.158</text:p>
              </table:table-cell>
              <table:table-cell office:value-type="float" office:value="0.454686">
                <text:p>0.454686</text:p>
              </table:table-cell>
              <table:table-cell office:value-type="float" office:value="0.454686">
                <text:p>0.454686</text:p>
              </table:table-cell>
              <table:table-cell office:value-type="float" office:value="13.287">
                <text:p>13.287</text:p>
              </table:table-cell>
              <table:table-cell office:value-type="float" office:value="0.715879">
                <text:p>0.715879</text:p>
              </table:table-cell>
              <table:table-cell office:value-type="float" office:value="0.715879">
                <text:p>0.715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60.75">
                <text:p>60.75</text:p>
              </table:table-cell>
              <table:table-cell office:value-type="float" office:value="1.52575">
                <text:p>1.52575</text:p>
              </table:table-cell>
              <table:table-cell office:value-type="float" office:value="1.52575">
                <text:p>1.52575</text:p>
              </table:table-cell>
              <table:table-cell office:value-type="float" office:value="61.25">
                <text:p>61.25</text:p>
              </table:table-cell>
              <table:table-cell office:value-type="float" office:value="2.03625">
                <text:p>2.03625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2">
                <text:p>3.82</text:p>
              </table:table-cell>
              <table:table-cell office:value-type="float" office:value="93.208">
                <text:p>93.208</text:p>
              </table:table-cell>
              <table:table-cell office:value-type="float" office:value="2.210536">
                <text:p>2.210536</text:p>
              </table:table-cell>
              <table:table-cell office:value-type="float" office:value="2.210536">
                <text:p>2.210536</text:p>
              </table:table-cell>
              <table:table-cell office:value-type="float" office:value="93.59">
                <text:p>93.59</text:p>
              </table:table-cell>
              <table:table-cell office:value-type="float" office:value="2.98203">
                <text:p>2.98203</text:p>
              </table:table-cell>
              <table:table-cell office:value-type="float" office:value="2.98203">
                <text:p>2.98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8">
                <text:p>5.08</text:p>
              </table:table-cell>
              <table:table-cell office:value-type="float" office:value="123.444">
                <text:p>123.444</text:p>
              </table:table-cell>
              <table:table-cell office:value-type="float" office:value="2.849548">
                <text:p>2.849548</text:p>
              </table:table-cell>
              <table:table-cell office:value-type="float" office:value="2.849548">
                <text:p>2.849548</text:p>
              </table:table-cell>
              <table:table-cell office:value-type="float" office:value="195.58">
                <text:p>195.58</text:p>
              </table:table-cell>
              <table:table-cell office:value-type="float" office:value="5.23386">
                <text:p>5.23386</text:p>
              </table:table-cell>
              <table:table-cell office:value-type="float" office:value="5.23386">
                <text:p>5.23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8">
                <text:p>6.78</text:p>
              </table:table-cell>
              <table:table-cell office:value-type="float" office:value="164.754">
                <text:p>164.754</text:p>
              </table:table-cell>
              <table:table-cell office:value-type="float" office:value="3.721818">
                <text:p>3.721818</text:p>
              </table:table-cell>
              <table:table-cell office:value-type="float" office:value="3.721818">
                <text:p>3.721818</text:p>
              </table:table-cell>
              <table:table-cell office:value-type="float" office:value="261.03">
                <text:p>261.03</text:p>
              </table:table-cell>
              <table:table-cell office:value-type="float" office:value="6.85651">
                <text:p>6.85651</text:p>
              </table:table-cell>
              <table:table-cell office:value-type="float" office:value="6.85651">
                <text:p>6.85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77.75">
                <text:p>177.75</text:p>
              </table:table-cell>
              <table:table-cell office:value-type="float" office:value="4.00875">
                <text:p>4.00875</text:p>
              </table:table-cell>
              <table:table-cell office:value-type="float" office:value="4.00875">
                <text:p>4.00875</text:p>
              </table:table-cell>
              <table:table-cell office:value-type="float" office:value="388.5">
                <text:p>388.5</text:p>
              </table:table-cell>
              <table:table-cell office:value-type="float" office:value="9.3725">
                <text:p>9.3725</text:p>
              </table:table-cell>
              <table:table-cell office:value-type="float" office:value="9.3725">
                <text:p>9.3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5">
                <text:p>8.85</text:p>
              </table:table-cell>
              <table:table-cell office:value-type="float" office:value="210.63">
                <text:p>210.63</text:p>
              </table:table-cell>
              <table:table-cell office:value-type="float" office:value="4.70371">
                <text:p>4.70371</text:p>
              </table:table-cell>
              <table:table-cell office:value-type="float" office:value="4.70371">
                <text:p>4.70371</text:p>
              </table:table-cell>
              <table:table-cell office:value-type="float" office:value="458.43">
                <text:p>458.43</text:p>
              </table:table-cell>
              <table:table-cell office:value-type="float" office:value="10.96631">
                <text:p>10.96631</text:p>
              </table:table-cell>
              <table:table-cell office:value-type="float" office:value="10.96631">
                <text:p>10.96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1">
                <text:p>10.61</text:p>
              </table:table-cell>
              <table:table-cell office:value-type="float" office:value="259.945">
                <text:p>259.945</text:p>
              </table:table-cell>
              <table:table-cell office:value-type="float" office:value="5.725065">
                <text:p>5.725065</text:p>
              </table:table-cell>
              <table:table-cell office:value-type="float" office:value="5.725065">
                <text:p>5.725065</text:p>
              </table:table-cell>
              <table:table-cell office:value-type="float" office:value="697.077">
                <text:p>697.077</text:p>
              </table:table-cell>
              <table:table-cell office:value-type="float" office:value="15.690309">
                <text:p>15.690309</text:p>
              </table:table-cell>
              <table:table-cell office:value-type="float" office:value="15.690309">
                <text:p>15.690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3">
                <text:p>11.83</text:p>
              </table:table-cell>
              <table:table-cell office:value-type="float" office:value="288.652">
                <text:p>288.652</text:p>
              </table:table-cell>
              <table:table-cell office:value-type="float" office:value="6.334084">
                <text:p>6.334084</text:p>
              </table:table-cell>
              <table:table-cell office:value-type="float" office:value="6.334084">
                <text:p>6.334084</text:p>
              </table:table-cell>
              <table:table-cell office:value-type="float" office:value="777.231">
                <text:p>777.231</text:p>
              </table:table-cell>
              <table:table-cell office:value-type="float" office:value="17.418927">
                <text:p>17.418927</text:p>
              </table:table-cell>
              <table:table-cell office:value-type="float" office:value="17.418927">
                <text:p>17.418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4">
                <text:p>12.64</text:p>
              </table:table-cell>
              <table:table-cell office:value-type="float" office:value="308.416">
                <text:p>308.416</text:p>
              </table:table-cell>
              <table:table-cell office:value-type="float" office:value="6.751072">
                <text:p>6.751072</text:p>
              </table:table-cell>
              <table:table-cell office:value-type="float" office:value="6.751072">
                <text:p>6.751072</text:p>
              </table:table-cell>
              <table:table-cell office:value-type="float" office:value="1006.144">
                <text:p>1006.144</text:p>
              </table:table-cell>
              <table:table-cell office:value-type="float" office:value="21.692448">
                <text:p>21.692448</text:p>
              </table:table-cell>
              <table:table-cell office:value-type="float" office:value="21.692448">
                <text:p>21.692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1">
                <text:p>13.81</text:p>
              </table:table-cell>
              <table:table-cell office:value-type="float" office:value="336.964">
                <text:p>336.964</text:p>
              </table:table-cell>
              <table:table-cell office:value-type="float" office:value="7.353388">
                <text:p>7.353388</text:p>
              </table:table-cell>
              <table:table-cell office:value-type="float" office:value="7.353388">
                <text:p>7.353388</text:p>
              </table:table-cell>
              <table:table-cell office:value-type="float" office:value="1099.276">
                <text:p>1099.276</text:p>
              </table:table-cell>
              <table:table-cell office:value-type="float" office:value="23.626692">
                <text:p>23.626692</text:p>
              </table:table-cell>
              <table:table-cell office:value-type="float" office:value="23.626692">
                <text:p>23.626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8">
                <text:p>15.08</text:p>
              </table:table-cell>
              <table:table-cell office:value-type="float" office:value="363.428">
                <text:p>363.428</text:p>
              </table:table-cell>
              <table:table-cell office:value-type="float" office:value="7.927276">
                <text:p>7.927276</text:p>
              </table:table-cell>
              <table:table-cell office:value-type="float" office:value="7.927276">
                <text:p>7.927276</text:p>
              </table:table-cell>
              <table:table-cell office:value-type="float" office:value="1408.472">
                <text:p>1408.472</text:p>
              </table:table-cell>
              <table:table-cell office:value-type="float" office:value="29.402024">
                <text:p>29.402024</text:p>
              </table:table-cell>
              <table:table-cell office:value-type="float" office:value="29.402024">
                <text:p>29.402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75">
                <text:p>16.75</text:p>
              </table:table-cell>
              <table:table-cell office:value-type="float" office:value="403.675">
                <text:p>403.675</text:p>
              </table:table-cell>
              <table:table-cell office:value-type="float" office:value="8.778475">
                <text:p>8.778475</text:p>
              </table:table-cell>
              <table:table-cell office:value-type="float" office:value="8.778475">
                <text:p>8.778475</text:p>
              </table:table-cell>
              <table:table-cell office:value-type="float" office:value="1564.45">
                <text:p>1564.45</text:p>
              </table:table-cell>
              <table:table-cell office:value-type="float" office:value="32.55465">
                <text:p>32.55465</text:p>
              </table:table-cell>
              <table:table-cell office:value-type="float" office:value="32.55465">
                <text:p>32.55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3">
                <text:p>17.63</text:p>
              </table:table-cell>
              <table:table-cell office:value-type="float" office:value="423.12">
                <text:p>423.12</text:p>
              </table:table-cell>
              <table:table-cell office:value-type="float" office:value="9.19604">
                <text:p>9.19604</text:p>
              </table:table-cell>
              <table:table-cell office:value-type="float" office:value="9.19604">
                <text:p>9.19604</text:p>
              </table:table-cell>
              <table:table-cell office:value-type="float" office:value="1891.699">
                <text:p>1891.699</text:p>
              </table:table-cell>
              <table:table-cell office:value-type="float" office:value="38.520883">
                <text:p>38.520883</text:p>
              </table:table-cell>
              <table:table-cell office:value-type="float" office:value="38.520883">
                <text:p>38.520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75">
                <text:p>18.75</text:p>
              </table:table-cell>
              <table:table-cell office:value-type="float" office:value="450">
                <text:p>450</text:p>
              </table:table-cell>
              <table:table-cell office:value-type="float" office:value="9.765">
                <text:p>9.765</text:p>
              </table:table-cell>
              <table:table-cell office:value-type="float" office:value="9.765">
                <text:p>9.765</text:p>
              </table:table-cell>
              <table:table-cell office:value-type="float" office:value="2011.875">
                <text:p>2011.875</text:p>
              </table:table-cell>
              <table:table-cell office:value-type="float" office:value="40.899875">
                <text:p>40.899875</text:p>
              </table:table-cell>
              <table:table-cell office:value-type="float" office:value="40.899875">
                <text:p>40.899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474">
                <text:p>474</text:p>
              </table:table-cell>
              <table:table-cell office:value-type="float" office:value="10.295">
                <text:p>10.295</text:p>
              </table:table-cell>
              <table:table-cell office:value-type="float" office:value="10.295">
                <text:p>10.295</text:p>
              </table:table-cell>
              <table:table-cell office:value-type="float" office:value="2408">
                <text:p>2408</text:p>
              </table:table-cell>
              <table:table-cell office:value-type="float" office:value="48.14">
                <text:p>48.14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">
                <text:p>21.3</text:p>
              </table:table-cell>
              <table:table-cell office:value-type="float" office:value="504.81">
                <text:p>504.81</text:p>
              </table:table-cell>
              <table:table-cell office:value-type="float" office:value="10.94877">
                <text:p>10.94877</text:p>
              </table:table-cell>
              <table:table-cell office:value-type="float" office:value="10.94877">
                <text:p>10.94877</text:p>
              </table:table-cell>
              <table:table-cell office:value-type="float" office:value="2566.65">
                <text:p>2566.65</text:p>
              </table:table-cell>
              <table:table-cell office:value-type="float" office:value="51.22805">
                <text:p>51.22805</text:p>
              </table:table-cell>
              <table:table-cell office:value-type="float" office:value="51.22805">
                <text:p>51.22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5">
                <text:p>22.5</text:p>
              </table:table-cell>
              <table:table-cell office:value-type="float" office:value="537.75">
                <text:p>537.75</text:p>
              </table:table-cell>
              <table:table-cell office:value-type="float" office:value="11.63075">
                <text:p>11.63075</text:p>
              </table:table-cell>
              <table:table-cell office:value-type="float" office:value="11.63075">
                <text:p>11.63075</text:p>
              </table:table-cell>
              <table:table-cell office:value-type="float" office:value="2992.5">
                <text:p>2992.5</text:p>
              </table:table-cell>
              <table:table-cell office:value-type="float" office:value="58.9525">
                <text:p>58.9525</text:p>
              </table:table-cell>
              <table:table-cell office:value-type="float" office:value="58.9525">
                <text:p>58.9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7">
                <text:p>23.7</text:p>
              </table:table-cell>
              <table:table-cell office:value-type="float" office:value="566.43">
                <text:p>566.43</text:p>
              </table:table-cell>
              <table:table-cell office:value-type="float" office:value="12.23831">
                <text:p>12.23831</text:p>
              </table:table-cell>
              <table:table-cell office:value-type="float" office:value="12.23831">
                <text:p>12.23831</text:p>
              </table:table-cell>
              <table:table-cell office:value-type="float" office:value="3154.47">
                <text:p>3154.47</text:p>
              </table:table-cell>
              <table:table-cell office:value-type="float" office:value="62.06699">
                <text:p>62.06699</text:p>
              </table:table-cell>
              <table:table-cell office:value-type="float" office:value="62.06699">
                <text:p>62.066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600">
                <text:p>600</text:p>
              </table:table-cell>
              <table:table-cell office:value-type="float" office:value="12.94">
                <text:p>12.94</text:p>
              </table:table-cell>
              <table:table-cell office:value-type="float" office:value="12.94">
                <text:p>12.94</text:p>
              </table:table-cell>
              <table:table-cell office:value-type="float" office:value="3625">
                <text:p>3625</text:p>
              </table:table-cell>
              <table:table-cell office:value-type="float" office:value="70.575">
                <text:p>70.575</text:p>
              </table:table-cell>
              <table:table-cell office:value-type="float" office:value="70.575">
                <text:p>70.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4">
                <text:p>26.4</text:p>
              </table:table-cell>
              <table:table-cell office:value-type="float" office:value="633.6">
                <text:p>633.6</text:p>
              </table:table-cell>
              <table:table-cell office:value-type="float" office:value="13.6512">
                <text:p>13.6512</text:p>
              </table:table-cell>
              <table:table-cell office:value-type="float" office:value="13.6512">
                <text:p>13.6512</text:p>
              </table:table-cell>
              <table:table-cell office:value-type="float" office:value="3833.28">
                <text:p>3833.28</text:p>
              </table:table-cell>
              <table:table-cell office:value-type="float" office:value="74.53776">
                <text:p>74.53776</text:p>
              </table:table-cell>
              <table:table-cell office:value-type="float" office:value="74.53776">
                <text:p>74.53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